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Title">
      <style:text-properties officeooo:paragraph-rsid="000d2443" style:font-name="arial"/>
    </style:style>
    <style:style style:family="paragraph" style:name="P8" style:parent-style-name="UrbanTitle">
      <style:text-properties officeooo:paragraph-rsid="000d2443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7"/>
      <text:p text:style-name="P8">Frais d'enquêt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4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Title">
      <style:text-properties officeooo:paragraph-rsid="000d2443" style:font-name="arial"/>
    </style:style>
    <style:style style:family="paragraph" style:name="P8" style:parent-style-name="UrbanTitle">
      <style:text-properties officeooo:paragraph-rsid="000d2443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7"/>
      <text:p text:style-name="P8">Frais d'enquêt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4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Title">
      <style:text-properties officeooo:paragraph-rsid="000d2443" style:font-name="arial"/>
    </style:style>
    <style:style style:family="paragraph" style:name="P8" style:parent-style-name="UrbanTitle">
      <style:text-properties officeooo:paragraph-rsid="000d2443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7"/>
      <text:p text:style-name="P8">Frais d'enquêt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4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Title">
      <style:text-properties officeooo:paragraph-rsid="000d2443" style:font-name="arial"/>
    </style:style>
    <style:style style:family="paragraph" style:name="P8" style:parent-style-name="UrbanTitle">
      <style:text-properties officeooo:paragraph-rsid="000d2443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underline-color="font-color" style:text-underline-style="solid" style:text-underline-width="auto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7"/>
      <text:p text:style-name="P8">Frais d'enquêt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4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0:24.291475444</dc:date>
    <dc:language>fr-FR</dc:language>
    <meta:editing-cycles>78</meta:editing-cycles>
    <meta:editing-duration>P1DT7H38M31S</meta:editing-duration>
    <meta:document-statistic meta:table-count="1" meta:image-count="0" meta:object-count="0" meta:page-count="1" meta:paragraph-count="18" meta:word-count="184" meta:character-count="1531" meta:non-whitespace-character-count="1381"/>
    <meta:user-defined meta:name="Info 1"/>
    <meta:user-defined meta:name="Info 2"/>
    <meta:user-defined meta:name="Info 3"/>
    <meta:user-defined meta:name="Info 4"/>
  </office:meta>
</office:document-meta>
</file>